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D000003C44AAA484F2FEE5314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4" draw:style-name="gr1" draw:text-style-name="P1" draw:layer="layout" svg:width="7.821cm" svg:height="16.36cm" svg:x="0.5cm" svg:y="0.5cm">
          <draw:image xlink:href="Pictures/10000001000001CD000003C44AAA484F2FEE5314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8.82cm" fo:page-height="17.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06T08:54:20.073515598</dc:date>
    <meta:editing-duration>PT17M53S</meta:editing-duration>
    <meta:editing-cycles>8</meta:editing-cycles>
    <meta:generator>LibreOffice/7.3.5.2$Linux_X86_64 LibreOffice_project/30$Build-2</meta:generator>
    <meta:document-statistic meta:object-count="1"/>
  </office:meta>
</office:document-meta>
</file>